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/>
    </style:style>
    <style:style style:name="P2" style:family="paragraph" style:parent-style-name="Heading_20_1">
      <style:paragraph-properties fo:break-before="page"/>
      <style:text-properties style:font-name="Liberation Serif" officeooo:paragraph-rsid="001df53d"/>
    </style:style>
    <style:style style:name="P3" style:family="paragraph" style:parent-style-name="Heading_20_1" style:list-style-name="">
      <style:text-properties style:font-name="Liberation Serif" officeooo:paragraph-rsid="0010afdd"/>
    </style:style>
    <style:style style:name="P4" style:family="paragraph" style:parent-style-name="Heading_20_1">
      <style:paragraph-properties fo:break-before="page"/>
      <style:text-properties style:font-name="Liberation Serif"/>
    </style:style>
    <style:style style:name="P5" style:family="paragraph" style:parent-style-name="Heading_20_3">
      <style:text-properties style:font-name="Liberation Serif"/>
    </style:style>
    <style:style style:name="P6" style:family="paragraph" style:parent-style-name="Heading_20_3">
      <style:text-properties style:font-name="Liberation Serif" officeooo:paragraph-rsid="001df53d"/>
    </style:style>
    <style:style style:name="P7" style:family="paragraph" style:parent-style-name="Standard">
      <style:text-properties officeooo:rsid="0014fd63" officeooo:paragraph-rsid="0014fd63"/>
    </style:style>
    <style:style style:name="P8" style:family="paragraph" style:parent-style-name="Standard">
      <style:text-properties officeooo:rsid="00167b7a" officeooo:paragraph-rsid="00167b7a"/>
    </style:style>
    <style:style style:name="P9" style:family="paragraph" style:parent-style-name="Standard">
      <style:text-properties style:font-name="Liberation Serif" officeooo:rsid="0010afdd" officeooo:paragraph-rsid="0010afdd"/>
    </style:style>
    <style:style style:name="P10" style:family="paragraph" style:parent-style-name="Standard">
      <style:text-properties style:font-name="Liberation Serif" officeooo:rsid="00126046" officeooo:paragraph-rsid="00126046"/>
    </style:style>
    <style:style style:name="P11" style:family="paragraph" style:parent-style-name="Standard">
      <style:text-properties style:font-name="Liberation Serif" officeooo:rsid="0012c473" officeooo:paragraph-rsid="00126046"/>
    </style:style>
    <style:style style:name="P12" style:family="paragraph" style:parent-style-name="Standard">
      <style:text-properties style:font-name="Liberation Serif" officeooo:rsid="0014fd63" officeooo:paragraph-rsid="0014fd63"/>
    </style:style>
    <style:style style:name="P13" style:family="paragraph" style:parent-style-name="Standard">
      <style:text-properties style:font-name="Liberation Serif" officeooo:rsid="0015fa0c" officeooo:paragraph-rsid="0014fd63"/>
    </style:style>
    <style:style style:name="P14" style:family="paragraph" style:parent-style-name="Standard">
      <style:text-properties style:font-name="Liberation Serif" officeooo:rsid="0015fa0c" officeooo:paragraph-rsid="0015fa0c"/>
    </style:style>
    <style:style style:name="P15" style:family="paragraph" style:parent-style-name="Standard">
      <style:text-properties style:font-name="Liberation Serif" officeooo:rsid="00167b7a" officeooo:paragraph-rsid="00167b7a"/>
    </style:style>
    <style:style style:name="P16" style:family="paragraph" style:parent-style-name="Standard">
      <style:text-properties style:font-name="Liberation Serif" officeooo:rsid="00169487" officeooo:paragraph-rsid="00169487"/>
    </style:style>
    <style:style style:name="P17" style:family="paragraph" style:parent-style-name="Standard">
      <style:text-properties style:font-name="Liberation Serif" officeooo:rsid="0017cd3d" officeooo:paragraph-rsid="0017cd3d"/>
    </style:style>
    <style:style style:name="P18" style:family="paragraph" style:parent-style-name="Standard">
      <style:text-properties style:font-name="Liberation Serif" officeooo:paragraph-rsid="0017cd3d"/>
    </style:style>
    <style:style style:name="P19" style:family="paragraph" style:parent-style-name="Standard">
      <style:text-properties style:font-name="Liberation Serif" officeooo:rsid="001a04d6" officeooo:paragraph-rsid="001a04d6"/>
    </style:style>
    <style:style style:name="P20" style:family="paragraph" style:parent-style-name="Standard">
      <style:text-properties style:font-name="Liberation Serif" officeooo:rsid="001b5fa7" officeooo:paragraph-rsid="001a04d6"/>
    </style:style>
    <style:style style:name="P21" style:family="paragraph" style:parent-style-name="Standard">
      <style:text-properties style:font-name="Liberation Serif" officeooo:rsid="001d3a96" officeooo:paragraph-rsid="001d3a96"/>
    </style:style>
    <style:style style:name="P22" style:family="paragraph" style:parent-style-name="Text_20_body">
      <style:text-properties officeooo:rsid="0012c473" officeooo:paragraph-rsid="0012c473"/>
    </style:style>
    <style:style style:name="P23" style:family="paragraph" style:parent-style-name="Text_20_body">
      <style:text-properties style:font-name="Liberation Serif" officeooo:rsid="0012c473" officeooo:paragraph-rsid="001df53d"/>
    </style:style>
    <style:style style:name="T1" style:family="text">
      <style:text-properties officeooo:rsid="001490d2"/>
    </style:style>
    <style:style style:name="T2" style:family="text">
      <style:text-properties officeooo:rsid="0014fd63"/>
    </style:style>
    <style:style style:name="T3" style:family="text">
      <style:text-properties officeooo:rsid="0017cd3d"/>
    </style:style>
    <style:style style:name="T4" style:family="text">
      <style:text-properties officeooo:rsid="0018c52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ptos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ptos" fo:font-size="12pt" fo:font-style="normal" style:text-underline-style="none" fo:font-weight="normal" officeooo:rsid="0018c520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18c520" style:text-blinking="false" fo:background-color="transparent" loext:char-shading-value="0"/>
    </style:style>
    <style:style style:name="T9" style:family="text">
      <style:text-properties officeooo:rsid="001b5fa7"/>
    </style:style>
    <style:style style:name="T10" style:family="text">
      <style:text-properties officeooo:rsid="002220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scar wilde:</text:h>
      <text:p text:style-name="P9">-la nature est le fruit d’une représentation, nos représentations sont guidées et mues par l’art</text:p>
      <text:p text:style-name="P9">-la nature imite l’art</text:p>
      <text:p text:style-name="P9">-l’art a le pouvoir créateur d’enrichir notre vision du monde</text:p>
      <text:p text:style-name="P9"/>
      <text:h text:style-name="P1" text:outline-level="1">Schopenhauer:</text:h>
      <text:p text:style-name="P9">La vie oscille de la souffrance à l’ennui</text:p>
      <text:p text:style-name="P9">l’art peut permettre de suspenre le “torrent du vouloir” : l’art est un moyen d’échapper à la souffrance et à l’ennui</text:p>
      <text:p text:style-name="P9"/>
      <text:h text:style-name="P1" text:outline-level="1">Platon:</text:h>
      <text:h text:style-name="P5" text:outline-level="3">Livre IV de la république:</text:h>
      <text:p text:style-name="P10">-socrate définit la justice comme le fait que chaque partie de l’ame accomplisse sa fonction propre</text:p>
      <text:p text:style-name="P10">parties de l’âme:</text:p>
      <text:p text:style-name="P10">1) la partie désirante (une dimension inconsciente de lâme)</text:p>
      <text:p text:style-name="P10">2) la parite du coeur</text:p>
      <text:p text:style-name="P10">3) la partie rationnelle</text:p>
      <text:p text:style-name="P10">-akrasia</text:p>
      <text:h text:style-name="P5" text:outline-level="3">Livre IX de la république:</text:h>
      <text:p text:style-name="P10">-le tyran est le plus malheureux</text:p>
      <text:p text:style-name="P10">-plaisir vs absence de souffrance</text:p>
      <text:p text:style-name="P10">-plaisir authentique: “bonne odeur”</text:p>
      <text:h text:style-name="P6" text:outline-level="3">Livre X de la république:</text:h>
      <text:p text:style-name="P23">Socrate décrit l’art comme une imitation (mimesis) → exemple du lit:</text:p>
      <text:p text:style-name="P23">-<text:span text:style-name="T1">premier lit: la forme du lit (son essence)</text:span></text:p>
      <text:p text:style-name="P23">-<text:span text:style-name="T1">deuxième lit: le lit fabriqué par l’artisan qui imite l’idée, c’est donc déjà une première imitation</text:span></text:p>
      <text:p text:style-name="P23">-<text:span text:style-name="T1">troisième lit: le lit réalisé par un peintre avec un modèle de lit, il s’agit donc d’une imitation d’une imitation</text:span></text:p>
      <text:h text:style-name="P5" text:outline-level="3">le Gorgias:</text:h>
      <text:p text:style-name="P10">débat entre Calliclès (un hédoniste extrémiste) et Socrate (sage tempérant)</text:p>
      <text:p text:style-name="P10">Socrate: </text:p>
      <text:p text:style-name="P10">-la partie rationnelle de son âme dirige les autres parties</text:p>
      <text:p text:style-name="P10">-compare l’âme de Calliclès au tonneau percé des Danaïdes car <text:s/>ses désirs ne sont pas de vrais plaisirs et donc ne remplissent pas l’âme et l’empêche d’accéder au bonheur</text:p>
      <text:p text:style-name="P11"/>
      <text:h text:style-name="P2" text:outline-level="1">Pascal:</text:h>
      <text:p text:style-name="P12">-s’oppose au rationalisme de Descartes</text:p>
      <text:h text:style-name="P5" text:outline-level="3">les pensées:</text:h>
      <text:p text:style-name="P12">-la conscience du temps nous condamne au malheur:</text:p>
      <text:p text:style-name="P12">si on est heureux on regrette que le temps passe vs si le temps présent nous blesse on se réfugie dans le passé ou le futur</text:p>
      <text:p text:style-name="P10">-<text:span text:style-name="T2">le divertissement est le moyen privilégié de fuir l’ennui, la conscience du temps qui nous montre notre finitude</text:span></text:p>
      <text:h text:style-name="P1" text:outline-level="1">Kant:</text:h>
      <text:p text:style-name="P13">-grand lecteur de david Hume</text:p>
      <text:h text:style-name="P5" text:outline-level="3">critique de la raison pure:</text:h>
      <text:p text:style-name="P13">-le temps se situe dans notre sensibilité, comme un sens interne</text:p>
      <text:p text:style-name="P13">-sans le temps, le monde serait un chao informe</text:p>
      <text:p text:style-name="P13">-donc la conscience ne peut pas échapper au temps</text:p>
      <text:p text:style-name="P13"/>
      <text:h text:style-name="P5" text:outline-level="3">critique de la faculté de juger:</text:h>
      <text:p text:style-name="P14">-le beau est un plaisir esthétique désintéressé, un sentiment</text:p>
      <text:p text:style-name="P14">-le sublime est un plaisir esthétique pris à quelque chose qui nous <text:s/>dépasse en grandeur</text:p>
      <text:p text:style-name="P13"/>
      <text:h text:style-name="P1" text:outline-level="1">Freud</text:h>
      <text:p text:style-name="P15">-théorise l’instance psychique</text:p>
      <text:p text:style-name="P15">-découvre l’inconscient psychanalytique</text:p>
      <text:h text:style-name="P5" text:outline-level="3">manifestations de l’inconscient:</text:h>
      <text:p text:style-name="P15">-la sublimation: processus psychique par lequel els pulsions sont transformées en activités socialement acceptables et culturellement valorisées ex: la nudité dans l’art</text:p>
      <text:p text:style-name="P15"/>
      <text:h text:style-name="P3" text:outline-level="1"/>
      <text:h text:style-name="P4" text:outline-level="1">Descartes:</text:h>
      <text:p text:style-name="P16">-le corps est une machine animée par l’âme</text:p>
      <text:h text:style-name="P5" text:outline-level="3">Discours de la méthode:</text:h>
      <text:p text:style-name="P16">-je pense donc je suis</text:p>
      <text:p text:style-name="P16">-la technique peut nous rendre comme maîtres et possesseurs de la nature</text:p>
      <text:p text:style-name="P16">-la santé demeure le premier des biens</text:p>
      <text:p text:style-name="P16">-dieu est l’authentique maître de la nature</text:p>
      <text:p text:style-name="P16"/>
      <text:h text:style-name="P1" text:outline-level="1">David Hume:</text:h>
      <text:p text:style-name="P17">s’oppose à Platon et Descartes</text:p>
      <text:p text:style-name="P17"/>
      <text:h text:style-name="P5" text:outline-level="3">La norme du goût:</text:h>
      <text:p text:style-name="P17">-le goût procède du sentiment</text:p>
      <text:p text:style-name="P17">-<text:span text:style-name="T4">dans le domaine de l’oppinion, </text:span>on est d’accord sur les généralités mais pas les détails <text:span text:style-name="T4">alors que c’est l’inverse dans le domaine de la science</text:span></text:p>
      <text:p text:style-name="P18"><text:span text:style-name="T3">-</text:span><text:bookmark text:name="docs-internal-guid-77b0ef79-7fff-e532-e4bb-855b3c63e8d2"/><text:span text:style-name="T7">même si les goûts sont relatifs, tous les goûts ne se valent pas, </text:span><text:span text:style-name="T8">bien qu’il n’y ai pas de norme universelle</text:span><text:span text:style-name="T7">.</text:span> </text:p>
      <text:p text:style-name="P18"/>
      <text:h text:style-name="P1" text:outline-level="1">Bergson:</text:h>
      <text:p text:style-name="P19">-s’oppose à Descartes et Kant</text:p>
      <text:p text:style-name="P19">-découvre la “durée”</text:p>
      <text:p text:style-name="P19">-la durée se distingue du temps (opposition à descartes)</text:p>
      <text:p text:style-name="P19">le temps: temps spatialisé par notre représentation mentale ex: une horloge</text:p>
      <text:p text:style-name="P19">la durée: temps pur et indépendant de notre v olonté d’agir sur le monde</text:p>
      <text:p text:style-name="P19">-”le corps agrandi attend un supplément d’âme”</text:p>
      <text:p text:style-name="P19">-<text:span text:style-name="T9">l’art permet de nous faire retourner aux choses même que nous ne voyons plus parfois (opposition à Wilde)</text:span></text:p>
      <text:p text:style-name="P19"/>
      <text:h text:style-name="P1" text:outline-level="1">Bachelard:</text:h>
      <text:p text:style-name="P20">-le rêve éveillé est un moyen de rendre le monde “habitable” ex: le valhalla</text:p>
      <text:p text:style-name="P20">il permet aux hommes d’accepter le monde et de vivre ensemble (opposition à Descartes qui condamne la réverie</text:p>
      <text:p text:style-name="P20"/>
      <text:h text:style-name="P3" text:outline-level="1"/>
      <text:h text:style-name="P4" text:outline-level="1">Aristote:</text:h>
      <text:h text:style-name="P5" text:outline-level="3">La Physique:</text:h>
      <text:p text:style-name="P21">-l’homme a une main car il est le plus intelligent des animaux</text:p>
      <text:p text:style-name="P21">-l’homme est le mieux doté des animaux car il peut utiliser des outils différents</text:p>
      <text:p text:style-name="P21"/>
      <text:h text:style-name="P5" text:outline-level="3">La poétique:</text:h>
      <text:p text:style-name="P21">-L’art imite la nature</text:p>
      <text:p text:style-name="P21">-forge le concept de “catharsis” (purgation des <text:s/>passions): Il pense que la contemplation dans l’art d’émotions violentes peut nous libérer de ces émotion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0afd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9T17:42:54.681000000</meta:creation-date>
    <dc:date>2025-01-09T21:10:47.738000000</dc:date>
    <meta:editing-duration>PT1H43M55S</meta:editing-duration>
    <meta:editing-cycles>14</meta:editing-cycles>
    <meta:generator>LibreOffice/7.2.4.1$Windows_X86_64 LibreOffice_project/27d75539669ac387bb498e35313b970b7fe9c4f9</meta:generator>
    <meta:document-statistic meta:table-count="0" meta:image-count="0" meta:object-count="0" meta:page-count="4" meta:paragraph-count="80" meta:word-count="675" meta:character-count="4008" meta:non-whitespace-character-count="3419"/>
  </office:meta>
</office:document-meta>
</file>